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P2" style:family="paragraph" style:parent-style-name="Text_20_body">
      <style:text-properties officeooo:paragraph-rsid="0013a830"/>
    </style:style>
    <style:style style:name="P3" style:family="paragraph" style:parent-style-name="Text_20_body">
      <style:text-properties officeooo:rsid="0013a830" officeooo:paragraph-rsid="0013a830"/>
    </style:style>
    <style:style style:name="P4" style:family="paragraph" style:parent-style-name="Text_20_body">
      <style:text-properties officeooo:rsid="0013ce82" officeooo:paragraph-rsid="0013ce82"/>
    </style:style>
    <style:style style:name="P5" style:family="paragraph" style:parent-style-name="Text_20_body">
      <style:text-properties officeooo:rsid="00144bf3" officeooo:paragraph-rsid="00144bf3"/>
    </style:style>
    <style:style style:name="P6" style:family="paragraph" style:parent-style-name="Title">
      <style:text-properties officeooo:paragraph-rsid="0013a830"/>
    </style:style>
    <style:style style:name="P7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sans-serif" fo:font-size="12pt" fo:letter-spacing="normal" fo:font-style="normal" fo:font-weight="normal"/>
    </style:style>
    <style:style style:name="P8" style:family="paragraph" style:parent-style-name="Text_20_body" style:list-style-name="L1">
      <style:text-properties officeooo:rsid="0013a830" officeooo:paragraph-rsid="0013a830"/>
    </style:style>
    <style:style style:name="P9" style:family="paragraph" style:parent-style-name="Text_20_body" style:list-style-name="L2">
      <style:text-properties officeooo:rsid="0013a830" officeooo:paragraph-rsid="0018761a"/>
    </style:style>
    <style:style style:name="P10" style:family="paragraph" style:parent-style-name="Text_20_body">
      <style:text-properties officeooo:rsid="0013ce82" officeooo:paragraph-rsid="0013ce82"/>
    </style:style>
    <style:style style:name="P11" style:family="paragraph" style:parent-style-name="Text_20_body" style:list-style-name="L3">
      <style:text-properties officeooo:rsid="00194582" officeooo:paragraph-rsid="00194582"/>
    </style:style>
    <style:style style:name="P12" style:family="paragraph" style:parent-style-name="Text_20_body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3" style:family="paragraph" style:parent-style-name="Text_20_body" style:list-style-name="L11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4" style:family="paragraph" style:parent-style-name="Text_20_body" style:list-style-name="L12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5" style:family="paragraph" style:parent-style-name="Text_20_body" style:list-style-name="L14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6" style:family="paragraph" style:parent-style-name="Text_20_body" style:list-style-name="L15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3ce82" officeooo:paragraph-rsid="0013ce82"/>
    </style:style>
    <style:style style:name="P18" style:family="paragraph" style:parent-style-name="Text_20_body" style:list-style-name="L5">
      <style:paragraph-properties style:line-height-at-least="0.529cm" fo:text-align="justify" style:justify-single-word="false" fo:widows="1"/>
      <style:text-properties fo:font-variant="normal" fo:text-transform="none" fo:color="#000000" style:font-name="Liberation Serif" fo:font-size="12pt" fo:letter-spacing="normal" fo:font-style="normal" fo:font-weight="normal" officeooo:rsid="0013ce82"/>
    </style:style>
    <style:style style:name="P19" style:family="paragraph" style:parent-style-name="Text_20_body" style:list-style-name="L6">
      <style:paragraph-properties style:line-height-at-least="0.529cm" fo:text-align="justify" style:justify-single-word="false" fo:widows="1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20" style:family="paragraph" style:parent-style-name="Text_20_body" style:list-style-name="L10">
      <style:paragraph-properties style:line-height-at-least="0.529cm" fo:text-align="justify" style:justify-single-word="false" fo:widows="1"/>
      <style:text-properties fo:font-variant="normal" fo:text-transform="none" fo:color="#000000" fo:letter-spacing="normal"/>
    </style:style>
    <style:style style:name="P21" style:family="paragraph" style:parent-style-name="Text_20_body">
      <style:text-properties style:font-name="Liberation Serif" officeooo:rsid="0013ce82" officeooo:paragraph-rsid="0013ce82"/>
    </style:style>
    <style:style style:name="P22" style:family="paragraph" style:parent-style-name="Text_20_body">
      <style:text-properties officeooo:paragraph-rsid="0013ce82"/>
    </style:style>
    <style:style style:name="P23" style:family="paragraph" style:parent-style-name="Text_20_body">
      <style:paragraph-properties style:line-height-at-least="0.529cm" fo:text-align="justify" style:justify-single-word="false" fo:widows="1"/>
    </style:style>
    <style:style style:name="P24" style:family="paragraph" style:parent-style-name="Text_20_body" style:list-style-name="L9">
      <style:paragraph-properties style:line-height-at-least="0.529cm" fo:text-align="justify" style:justify-single-word="false" fo:widows="1"/>
      <style:text-properties officeooo:paragraph-rsid="00194582"/>
    </style:style>
    <style:style style:name="P25" style:family="paragraph" style:parent-style-name="Text_20_body" style:list-style-name="L13">
      <style:paragraph-properties style:line-height-at-least="0.529cm" fo:text-align="justify" style:justify-single-word="false" fo:widows="1"/>
    </style:style>
    <style:style style:name="P26" style:family="paragraph" style:parent-style-name="Text_20_body" style:list-style-name="L16">
      <style:paragraph-properties style:line-height-at-least="0.529cm" fo:text-align="justify" style:justify-single-word="false" fo:widows="1"/>
    </style:style>
    <style:style style:name="P27" style:family="paragraph" style:parent-style-name="Text_20_body" style:list-style-name="L17">
      <style:paragraph-properties style:line-height-at-least="0.529cm" fo:text-align="justify" style:justify-single-word="false" fo:widows="1"/>
    </style:style>
    <style:style style:name="P28" style:family="paragraph" style:parent-style-name="Text_20_body" style:list-style-name="L18">
      <style:paragraph-properties style:line-height-at-least="0.529cm" fo:text-align="justify" style:justify-single-word="false" fo:widows="1"/>
    </style:style>
    <style:style style:name="P29" style:family="paragraph" style:parent-style-name="Text_20_body" style:list-style-name="L19">
      <style:paragraph-properties style:line-height-at-least="0.529cm" fo:text-align="justify" style:justify-single-word="false" fo:widows="1"/>
    </style:style>
    <style:style style:name="P30" style:family="paragraph" style:parent-style-name="Text_20_body" style:list-style-name="L20">
      <style:paragraph-properties style:line-height-at-least="0.529cm" fo:text-align="justify" style:justify-single-word="false" fo:widows="1"/>
    </style:style>
    <style:style style:name="P31" style:family="paragraph" style:parent-style-name="Text_20_body" style:list-style-name="L21">
      <style:paragraph-properties style:line-height-at-least="0.529cm" fo:text-align="justify" style:justify-single-word="false" fo:widows="1"/>
    </style:style>
    <style:style style:name="P32" style:family="paragraph" style:parent-style-name="Text_20_body">
      <style:paragraph-properties style:line-height-at-least="0.529cm" fo:text-align="justify" style:justify-single-word="false" fo:widows="1"/>
      <style:text-properties officeooo:rsid="00197e51" officeooo:paragraph-rsid="00197e51"/>
    </style:style>
    <style:style style:name="P33" style:family="paragraph" style:parent-style-name="Text_20_body" style:list-style-name="L13">
      <style:paragraph-properties fo:margin-top="0cm" fo:margin-bottom="0cm" style:contextual-spacing="false" style:line-height-at-least="0.529cm" fo:text-align="justify" style:justify-single-word="false" fo:widows="1"/>
    </style:style>
    <style:style style:name="P34" style:family="paragraph" style:parent-style-name="Text_20_body" style:list-style-name="L16">
      <style:paragraph-properties fo:margin-top="0cm" fo:margin-bottom="0cm" style:contextual-spacing="false" style:line-height-at-least="0.529cm" fo:text-align="justify" style:justify-single-word="false" fo:widows="1"/>
    </style:style>
    <style:style style:name="P35" style:family="paragraph" style:parent-style-name="Text_20_body" style:list-style-name="L20">
      <style:paragraph-properties fo:margin-top="0cm" fo:margin-bottom="0cm" style:contextual-spacing="false" style:line-height-at-least="0.529cm" fo:text-align="justify" style:justify-single-word="false" fo:widows="1"/>
    </style:style>
    <style:style style:name="P36" style:family="paragraph" style:parent-style-name="Text_20_body" style:list-style-name="L21">
      <style:paragraph-properties fo:margin-top="0cm" fo:margin-bottom="0cm" style:contextual-spacing="false" style:line-height-at-least="0.529cm" fo:text-align="justify" style:justify-single-word="false" fo:widows="1"/>
    </style:style>
    <style:style style:name="P37" style:family="paragraph" style:parent-style-name="Text_20_body" style:list-style-name="L10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8" style:family="paragraph" style:parent-style-name="Text_20_body" style:list-style-name="L11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9" style:family="paragraph" style:parent-style-name="Text_20_body" style:list-style-name="L12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0" style:family="paragraph" style:parent-style-name="Text_20_body" style:list-style-name="L14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1" style:family="paragraph" style:parent-style-name="Text_20_body" style:list-style-name="L20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2" style:family="paragraph" style:parent-style-name="Text_20_body" style:list-style-name="L5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Liberation Serif" fo:font-size="12pt" fo:letter-spacing="normal" fo:font-style="normal" fo:font-weight="normal" officeooo:rsid="0013ce82"/>
    </style:style>
    <style:style style:name="P43" style:family="paragraph" style:parent-style-name="Text_20_body" style:list-style-name="L6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44" style:family="paragraph" style:parent-style-name="Text_20_body" style:list-style-name="L9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Liberation Serif" fo:font-size="12pt" fo:letter-spacing="normal" fo:font-style="normal" fo:font-weight="normal" officeooo:paragraph-rsid="00194582"/>
    </style:style>
    <style:style style:name="P45" style:family="paragraph" style:parent-style-name="Text_20_body">
      <style:paragraph-properties fo:margin-left="0cm" fo:margin-right="0.265cm" fo:margin-top="0cm" fo:margin-bottom="0.132cm" style:contextual-spacing="false" style:line-height-at-least="0.529cm" fo:text-align="justify" style:justify-single-word="false" fo:widows="1" fo:text-indent="0cm" style:auto-text-indent="false"/>
      <style:text-properties fo:font-variant="normal" fo:text-transform="none" fo:color="#000000" style:font-name="sans-serif" fo:font-size="12pt" fo:letter-spacing="normal" fo:font-style="normal" fo:font-weight="bold" fo:background-color="#ffe4e4" fo:padding="0.185cm" fo:border="0.06pt solid #ff6666"/>
    </style:style>
    <style:style style:name="P46" style:family="paragraph" style:parent-style-name="Text_20_body">
      <style:paragraph-properties fo:margin-top="0.265cm" fo:margin-bottom="0.265cm" style:contextual-spacing="false" fo:widows="1"/>
      <style:text-properties fo:font-variant="normal" fo:text-transform="none" fo:color="#000000" fo:letter-spacing="normal" fo:background-color="#ffe4e4" fo:padding="0.185cm" fo:border="0.06pt solid #ff6666"/>
    </style:style>
    <style:style style:name="P47" style:family="paragraph" style:parent-style-name="Text_20_body">
      <style:paragraph-properties fo:margin-top="0cm" fo:margin-bottom="0.132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fo:background-color="#eeeeee" fo:padding="0.185cm" fo:border="0.06pt solid #cccccc"/>
    </style:style>
    <style:style style:name="P48" style:family="paragraph" style:parent-style-name="Text_20_body">
      <style:paragraph-properties fo:margin-top="0cm" fo:margin-bottom="0.132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fo:background-color="#ffe4e4" fo:padding="0.185cm" fo:border="0.06pt solid #ff6666"/>
    </style:style>
    <style:style style:name="P49" style:family="paragraph" style:parent-style-name="Heading_20_1">
      <style:text-properties officeooo:rsid="0013ce82" officeooo:paragraph-rsid="0013ce82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13ce82" officeooo:paragraph-rsid="0013ce82"/>
    </style:style>
    <style:style style:name="P52" style:family="paragraph" style:parent-style-name="Heading_20_2">
      <style:text-properties officeooo:rsid="0013ce82" officeooo:paragraph-rsid="0013ce82"/>
    </style:style>
    <style:style style:name="P53" style:family="paragraph" style:parent-style-name="Heading_20_2">
      <style:paragraph-properties style:line-height-at-least="0.529cm" fo:text-align="justify" style:justify-single-word="false" fo:widows="1"/>
      <style:text-properties fo:font-variant="normal" fo:text-transform="none" fo:color="#20435c" style:font-name="Trebuchet MS" fo:font-size="18.75pt" fo:letter-spacing="normal" fo:font-style="normal" fo:font-weight="normal" officeooo:paragraph-rsid="00194582"/>
    </style:style>
    <style:style style:name="P54" style:family="paragraph" style:parent-style-name="Heading_20_2">
      <style:paragraph-properties style:line-height-at-least="0.529cm" fo:text-align="justify" style:justify-single-word="false" fo:widows="1"/>
      <style:text-properties fo:font-variant="normal" fo:text-transform="none" fo:color="#20435c" style:font-name="Trebuchet MS" fo:font-size="18.75pt" fo:letter-spacing="normal" fo:font-style="normal" fo:font-weight="normal" officeooo:rsid="00197e51" officeooo:paragraph-rsid="00197e51"/>
    </style:style>
    <style:style style:name="P55" style:family="paragraph" style:parent-style-name="Heading_20_2">
      <style:paragraph-properties style:line-height-at-least="0.529cm" fo:text-align="justify" style:justify-single-word="false" fo:widows="1"/>
      <style:text-properties fo:font-variant="normal" fo:text-transform="none" fo:color="#20435c" style:font-name="Trebuchet MS" fo:font-size="18.75pt" fo:letter-spacing="normal" fo:font-style="normal" fo:font-weight="bold" officeooo:rsid="00197e51" officeooo:paragraph-rsid="00197e51" style:font-weight-asian="bold" style:font-weight-complex="bold"/>
    </style:style>
    <style:style style:name="P56" style:family="paragraph" style:parent-style-name="Heading_20_2" style:list-style-name="">
      <style:text-properties officeooo:paragraph-rsid="00197e51"/>
    </style:style>
    <style:style style:name="P57" style:family="paragraph" style:parent-style-name="Heading_20_2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20435c" style:font-name="Trebuchet MS" fo:font-size="18.75pt" fo:letter-spacing="normal" fo:font-style="normal" fo:font-weight="normal"/>
    </style:style>
    <style:style style:name="P58" style:family="paragraph" style:parent-style-name="Heading_20_2">
      <style:paragraph-properties fo:break-before="page"/>
      <style:text-properties officeooo:paragraph-rsid="00197e51"/>
    </style:style>
    <style:style style:name="P59" style:family="paragraph" style:parent-style-name="Heading_20_3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color="#20435c" style:font-name="Trebuchet MS" fo:font-size="16.5pt" fo:font-weight="normal"/>
    </style:style>
    <style:style style:name="P60" style:family="paragraph" style:parent-style-name="Heading_20_3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000000" style:font-name="sans-serif" fo:font-size="12pt" fo:letter-spacing="normal" fo:font-style="normal" fo:font-weight="normal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61" style:family="paragraph" style:parent-style-name="Heading_20_4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color="#20435c" style:font-name="Trebuchet MS" fo:font-size="14.25pt" fo:font-weight="normal"/>
    </style:style>
    <style:style style:name="P62" style:family="paragraph" style:parent-style-name="Heading_20_4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000000" style:font-name="sans-serif" fo:font-size="12pt" fo:letter-spacing="normal" fo:font-style="normal" fo:font-weight="normal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63" style:family="paragraph" style:parent-style-name="Preformatted_20_Text">
      <style:paragraph-properties fo:margin-top="0cm" fo:margin-bottom="0.499cm" style:contextual-spacing="false"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fo:background-color="#eeffcc"/>
    </style:style>
    <style:style style:name="P64" style:family="paragraph" style:parent-style-name="Preformatted_20_Text">
      <style:paragraph-properties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fo:background-color="#eeffcc"/>
    </style:style>
    <style:style style:name="P65" style:family="paragraph" style:parent-style-name="Heading_20_5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color="#20435c" style:font-name="Trebuchet MS" fo:font-size="12.75pt" fo:font-weight="normal"/>
    </style:style>
    <style:style style:name="T1" style:family="text">
      <style:text-properties officeooo:rsid="0013a830"/>
    </style:style>
    <style:style style:name="T2" style:family="text">
      <style:text-properties officeooo:rsid="00194582"/>
    </style:style>
    <style:style style:name="T3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94582"/>
    </style:style>
    <style:style style:name="T6" style:family="text">
      <style:text-properties fo:font-variant="normal" fo:text-transform="none" fo:color="#355f7c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20435c" style:font-name="Trebuchet MS" fo:font-size="18.75pt" fo:letter-spacing="normal" fo:font-style="normal" fo:font-weight="bold" officeooo:rsid="00197e51" style:font-weight-asian="bold" style:font-weight-complex="bold"/>
    </style:style>
    <style:style style:name="T8" style:family="text">
      <style:text-properties officeooo:rsid="0013ce82"/>
    </style:style>
    <style:style style:name="T9" style:family="text">
      <style:text-properties fo:color="#bb60d5"/>
    </style:style>
    <style:style style:name="T10" style:family="text">
      <style:text-properties fo:color="#666666"/>
    </style:style>
    <style:style style:name="T11" style:family="text">
      <style:text-properties style:font-name="sans-serif" fo:font-size="12pt" fo:font-style="normal" fo:font-weight="normal"/>
    </style:style>
    <style:style style:name="T12" style:family="text">
      <style:text-properties style:font-name="sans-serif" fo:font-size="12pt" fo:font-style="normal" fo:font-weight="bold"/>
    </style:style>
    <style:style style:name="T13" style:family="text">
      <style:text-properties fo:color="#208050"/>
    </style:style>
    <style:style style:name="T14" style:family="text">
      <style:text-properties fo:color="#00702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sajerO</text:p>
      <text:p text:style-name="Title"/>
      <text:p text:style-name="Title">Taller de Programación II</text:p>
      <text:p text:style-name="Title"/>
      <text:p text:style-name="P6">Grupo 7</text:p>
      <text:p text:style-name="P2"/>
      <text:h text:style-name="Heading_20_1" text:outline-level="1">Integrantes:</text:h>
      <text:list xml:id="list6627868305687646757" text:style-name="L1">
        <text:list-item>
          <text:p text:style-name="P8">Meller, Diego</text:p>
        </text:list-item>
        <text:list-item>
          <text:p text:style-name="P8">Franco, Tomas</text:p>
        </text:list-item>
        <text:list-item>
          <text:p text:style-name="P8">Leguizamon, Cesar</text:p>
        </text:list-item>
      </text:list>
      <text:p text:style-name="P3"/>
      <text:h text:style-name="Heading_20_1" text:outline-level="1">Ayudante:</text:h>
      <text:list xml:id="list1419062413406553658" text:style-name="L2">
        <text:list-item>
          <text:p text:style-name="P9">Fusca, Gabriel</text:p>
        </text:list-item>
      </text:list>
      <text:h text:style-name="Heading_20_1" text:outline-level="1">Repositorio:</text:h>
      <text:p text:style-name="P5">https://github.com/mellerster/7552Grupo7</text:p>
      <text:h text:style-name="P50" text:outline-level="1">Changelo<text:span text:style-name="T1">g</text:span></text:h>
      <text:list xml:id="list6218612733018390042" text:style-name="L3">
        <text:list-item>
          <text:p text:style-name="P11">Registración de Usuarios (servidor y cliente contectados)</text:p>
        </text:list-item>
        <text:list-item>
          <text:p text:style-name="P11">Autenticación de Usuarios (servidor y cliente contectados)</text:p>
        </text:list-item>
        <text:list-item>
          <text:p text:style-name="P11">Consulta de Usuarios disponibles (servidor y cliente contectados)</text:p>
        </text:list-item>
        <text:list-item>
          <text:p text:style-name="P11">Consulta Estado de usuario (solo cliente)</text:p>
        </text:list-item>
        <text:list-item>
          <text:p text:style-name="P11">Administración de Perfil de Usuarios (servidor y cliente contectados)</text:p>
        </text:list-item>
        <text:list-item>
          <text:p text:style-name="P11">Checkin de Usuarios (cliente)</text:p>
        </text:list-item>
        <text:list-item>
          <text:p text:style-name="P11">Enviar un mensaje de Broadcast (cliente)</text:p>
        </text:list-item>
        <text:list-item>
          <text:p text:style-name="P11">Enviar un mensaje a un Usuario (cliente)</text:p>
        </text:list-item>
        <text:list-item>
          <text:p text:style-name="P11">Base de datos diseñada e implementada, falta conexión</text:p>
        </text:list-item>
      </text:list>
      <text:p text:style-name="P3"/>
      <text:h text:style-name="P51" text:outline-level="1">División de Tareas:</text:h>
      <text:h text:style-name="P52" text:outline-level="2">Servidor:</text:h>
      <text:p text:style-name="P4">Leguizamon, Cesar</text:p>
      <text:h text:style-name="P52" text:outline-level="2">Cliente:</text:h>
      <text:p text:style-name="P4">Meller, Diego </text:p>
      <text:p text:style-name="P17">Registrar Usuario</text:p>
      <text:list xml:id="list73053428146754040" text:style-name="L5">
        <text:list-item>
          <text:p text:style-name="P42">Ver estado de usuario</text:p>
        </text:list-item>
        <text:list-item>
          <text:p text:style-name="P42">Configurar Perfil</text:p>
        </text:list-item>
        <text:list-item>
          <text:p text:style-name="P42">Ver listado de usuarios conectados</text:p>
        </text:list-item>
        <text:list-item>
          <text:p text:style-name="P42">Enviar mensaje de broadcast</text:p>
        </text:list-item>
        <text:list-item>
          <text:p text:style-name="P42">Configurar Ajustes de la aplicación</text:p>
        </text:list-item>
        <text:list-item>
          <text:p text:style-name="P18">Conexión de la aplicación cliente con la RestAPI (todas las funcionalidades entregadas)</text:p>
        </text:list-item>
      </text:list>
      <text:p text:style-name="P21"/>
      <text:p text:style-name="P21">Franco, Tomás </text:p>
      <text:p text:style-name="P17">Pantalla de Autentificación de Usuario</text:p>
      <text:list xml:id="list3961438443935127570" text:style-name="L6">
        <text:list-item>
          <text:p text:style-name="P43">Pantalla de Realizar Checkin</text:p>
        </text:list-item>
        <text:list-item>
          <text:p text:style-name="P43">Pantalla de Listado de Conversaciones</text:p>
        </text:list-item>
        <text:list-item>
          <text:p text:style-name="P19">Pantalla de Conversación</text:p>
        </text:list-item>
      </text:list>
      <text:p text:style-name="P4"/>
      <text:h text:style-name="P49" text:outline-level="1">Gestión de Tareas:</text:h>
      <text:p text:style-name="P22"><text:span text:style-name="T8">Las tareas que entraron son:</text:span></text:p>
      <text:list xml:id="list2905105575894152085" text:style-name="L9">
        <text:list-item>
          <text:p text:style-name="P44"><text:span text:style-name="T2">Crear listado de tareas a entregar en el 2º checkpoint (#28)</text:span></text:p>
        </text:list-item>
        <text:list-item>
          <text:p text:style-name="P44">[CLI] No es posible ingresar al sistema a través de la pantalla de login inicial <text:span text:style-name="T2">(#29)</text:span></text:p>
        </text:list-item>
        <text:list-item>
          <text:p text:style-name="P44">[CLI] Mejorar distribución botones en pantalla login y registrar <text:span text:style-name="T2">(#30)</text:span></text:p>
        </text:list-item>
        <text:list-item>
          <text:p text:style-name="P44">[CLI] Usabilidad funcionalidad checkin bug <text:span text:style-name="T2">(#31)</text:span></text:p>
        </text:list-item>
        <text:list-item>
          <text:p text:style-name="P44">[CLI] Mejorar estilo aplicación <text:span text:style-name="T2">(#32)</text:span></text:p>
        </text:list-item>
        <text:list-item>
          <text:p text:style-name="P44">Servidor se cae luego de iniciar 2 veces seguidas bug <text:span text:style-name="T2">(#33)</text:span></text:p>
        </text:list-item>
        <text:list-item>
          <text:p text:style-name="P44">[server] Testear autenticación <text:span text:style-name="T2">(#34)</text:span></text:p>
        </text:list-item>
        <text:list-item>
          <text:p text:style-name="P44">[server] Crear responder para login <text:span text:style-name="T2">(#35)</text:span></text:p>
        </text:list-item>
        <text:list-item>
          <text:p text:style-name="P44">[server] Testear responder de login <text:span text:style-name="T2">(#36)</text:span></text:p>
        </text:list-item>
        <text:list-item>
          <text:p text:style-name="P44">[server] Crear responder para registración de usuarios <text:span text:style-name="T2">(#37)</text:span></text:p>
        </text:list-item>
        <text:list-item>
          <text:p text:style-name="P44">[server] Testear responder de registración de usuarios <text:span text:style-name="T2">(#38)</text:span></text:p>
        </text:list-item>
        <text:list-item>
          <text:p text:style-name="P44">[server] Crear responder de ver perfil de usuario <text:span text:style-name="T2">(#39)</text:span></text:p>
        </text:list-item>
        <text:list-item>
          <text:p text:style-name="P44">[server] Testear responder de ver perfil de usuario <text:span text:style-name="T2">(#40)</text:span></text:p>
        </text:list-item>
        <text:list-item>
          <text:p text:style-name="P44">[server] Crear el responder para editar un perfil de usuario <text:span text:style-name="T2">(#41)</text:span></text:p>
        </text:list-item>
        <text:list-item>
          <text:p text:style-name="P44"><text:soft-page-break/>[server] Testear responder de editar perfil de usuario <text:span text:style-name="T2">(#42)</text:span></text:p>
        </text:list-item>
        <text:list-item>
          <text:p text:style-name="P44">[server] Modificar los DTOs para que tengan siempre “status” en lugar de token <text:span text:style-name="T2">(#43)</text:span></text:p>
        </text:list-item>
        <text:list-item>
          <text:p text:style-name="P44">[server] Incorporar un framework de loggeo <text:span text:style-name="T2">(#44)</text:span></text:p>
        </text:list-item>
        <text:list-item>
          <text:p text:style-name="P44">[server] Mejorar la interfaz de linea de comando del servidor <text:span text:style-name="T2">(#45)</text:span></text:p>
        </text:list-item>
        <text:list-item>
          <text:p text:style-name="P44">[server] Reemplazar los “ifs” del factory por algo mas escalable <text:span text:style-name="T2">(#46)</text:span></text:p>
        </text:list-item>
        <text:list-item>
          <text:p text:style-name="P44">[server] Analizar los parametros de tipo “string” <text:span text:style-name="T2">(#47)</text:span></text:p>
        </text:list-item>
        <text:list-item>
          <text:p text:style-name="P44">[CLI] Conectar Autentificación al Servidor <text:span text:style-name="T2">(#48)</text:span></text:p>
        </text:list-item>
        <text:list-item>
          <text:p text:style-name="P44">[CLI] Conectar Registración al Servidor <text:span text:style-name="T2">(#49)</text:span></text:p>
        </text:list-item>
        <text:list-item>
          <text:p text:style-name="P44">[CLI] Conectar Lista de Usuarios Conectados al servidor <text:span text:style-name="T2">(#50)</text:span></text:p>
        </text:list-item>
        <text:list-item>
          <text:p text:style-name="P24"><text:span text:style-name="T4">[CLI] Conectar Configurar Perfil al servidor </text:span><text:span text:style-name="T5">(#52)</text:span></text:p>
        </text:list-item>
      </text:list>
      <text:h text:style-name="P55" text:outline-level="2">Cliente</text:h>
      <text:h text:style-name="P53" text:outline-level="2">Descripción del cliente</text:h>
      <text:section text:style-name="Sect1" text:name="descripcion-del-cliente">
        <text:p text:style-name="P12">El Cliente es una aplicación Android para ser instalada y ejecutada en dispositivos moviles como Celulares y Tablets con dicho sistema operativo. Su funcionalidad es conectarse con el servidor, enviar mensajes y obtener la respuesta del mismo.</text:p>
        <text:section text:style-name="Sect1" text:name="features-incluidos">
          <text:h text:style-name="P59" text:outline-level="3">Features Incluidos</text:h>
          <text:p text:style-name="P12">Dentro de las funcionalidades de la aplicación esta:</text:p>
          <text:list xml:id="list1244599221654279397" text:style-name="L10">
            <text:list-item>
              <text:p text:style-name="P37">Registrar un nuevo usuario</text:p>
            </text:list-item>
            <text:list-item>
              <text:p text:style-name="P37">Acceder con un usuario ya creado</text:p>
            </text:list-item>
            <text:list-item>
              <text:p text:style-name="P37">Ver el listado de usuarios conectados</text:p>
            </text:list-item>
            <text:list-item>
              <text:p text:style-name="P37">Configurar Mi Perfil</text:p>
            </text:list-item>
            <text:list-item>
              <text:p text:style-name="P20"><text:span text:style-name="T11">Ver el perfil de otro usuario</text:span></text:p>
            </text:list-item>
          </text:list>
          <text:p text:style-name="P47">Para la proxima entrega van a estar:</text:p>
          <text:list xml:id="list4981549726337714500" text:style-name="L11">
            <text:list-item>
              <text:p text:style-name="P38">Ver el listado de conversaciones</text:p>
            </text:list-item>
            <text:list-item>
              <text:p text:style-name="P38">Enviar Mensajes con otros usuarios</text:p>
            </text:list-item>
            <text:list-item>
              <text:p text:style-name="P38">Realizar Checkin para que todos sepan mi ubicación</text:p>
            </text:list-item>
            <text:list-item>
              <text:p text:style-name="P13">Enviar un mensaje a todos los usuarios conectados (Broadcast)</text:p>
            </text:list-item>
          </text:list>
        </text:section>
      </text:section>
      <text:section text:style-name="Sect1" text:name="aplicacion">
        <text:h text:style-name="P57" text:outline-level="2">Aplicación</text:h>
        <text:p text:style-name="P12">El cliente es una aplicación nativa Android, la misma va a estar generada en un archivo apk.</text:p>
        <text:section text:style-name="Sect1" text:name="version-minima-del-sistema-operativo">
          <text:h text:style-name="P59" text:outline-level="3">Versión minima del sistema operativo</text:h>
          <text:p text:style-name="P12">La aplicación esta compilada para correr en la API 21</text:p>
        </text:section>
        <text:section text:style-name="Sect1" text:name="instalacion">
          <text:h text:style-name="P60" text:outline-level="3"><text:soft-page-break/>Instalación</text:h>
          <text:section text:style-name="Sect1" text:name="en-un-dispositivo-movil-real">
            <text:h text:style-name="P61" text:outline-level="4">En un dispositivo movil real</text:h>
            <text:p text:style-name="P12">Copiar el archivo apk al dispositivo movil y abrirlo, al hacerlo se instalara la aplicación.</text:p>
          </text:section>
          <text:section text:style-name="Sect1" text:name="en-el-emulador-de-android">
            <text:h text:style-name="P62" text:outline-level="4">En el emulador de Android</text:h>
            <text:p text:style-name="P12">En caso de utilizar un emulador los pasos a seguir son:</text:p>
            <text:list xml:id="list3732406560744540587" text:style-name="L12">
              <text:list-item>
                <text:p text:style-name="P39">Abrir el emulador (con el Android Device Manager o similar)</text:p>
              </text:list-item>
              <text:list-item>
                <text:p text:style-name="P14">Abrir una consola y ejecutar:</text:p>
              </text:list-item>
            </text:list>
            <text:p text:style-name="P63"><text:span text:style-name="T9">$ </text:span>abd install <text:span text:style-name="T10">[</text:span>ruta hasta el apk<text:span text:style-name="T10">]</text:span></text:p>
            <text:section text:style-name="Sect1" text:name="ejemplos">
              <text:h text:style-name="P65" text:outline-level="5">Ejemplos</text:h>
              <text:p text:style-name="P63"><text:span text:style-name="T9">$ </text:span>abd install ./archivos/mensajero.apk</text:p>
              <text:p text:style-name="P63">&gt; abd install C:\archivos\mensajero.apk</text:p>
            </text:section>
          </text:section>
        </text:section>
        <text:section text:style-name="Sect1" text:name="configuracion">
          <text:h text:style-name="P60" text:outline-level="3">Configuración</text:h>
          <text:p text:style-name="P23"><text:span text:style-name="T3">En la pantalla inicial, se puede presionar el boton de AJUSTES, desde allí se podra cambiar la IP del servidor y el Puerto de conexión, por defecto si no se configura ninguno es la ip </text:span><text:a xlink:type="simple" xlink:href="http://10.0.2.2/"><text:span text:style-name="T6">http://10.0.2.2</text:span></text:a><text:span text:style-name="T3"> y el puerto 8080, dado que la ip es la de la maquina que aloja el emulador del android.</text:span></text:p>
        </text:section>
      </text:section>
      <text:h text:style-name="P56" text:outline-level="2"/>
      <text:h text:style-name="P58" text:outline-level="2"><text:span text:style-name="T7">Servidor</text:span></text:h>
      <text:h text:style-name="P54" text:outline-level="2">Get Started</text:h>
      <text:section text:style-name="Sect1" text:name="get-started">
        <text:p text:style-name="P12">Para poder compilar y/o correr la aplicación servidor necesitarán:</text:p>
        <text:list xml:id="list2830899969427222209" text:style-name="L13">
          <text:list-item>
            <text:p text:style-name="P33"><text:span text:style-name="T3">[RocksDB] (</text:span><text:a xlink:type="simple" xlink:href="https://github.com/facebook/rocksdb"><text:span text:style-name="T6">https://github.com/facebook/rocksdb</text:span></text:a><text:span text:style-name="T3"> “Repositorio github de rocksDB”)</text:span></text:p>
          </text:list-item>
          <text:list-item>
            <text:p text:style-name="P33"><text:span text:style-name="T3">[CMake] (</text:span><text:a xlink:type="simple" xlink:href="http://www.cmake.org/"><text:span text:style-name="T6">http://www.cmake.org</text:span></text:a><text:span text:style-name="T3"> “Sitio oficial de CMake”)</text:span></text:p>
          </text:list-item>
          <text:list-item>
            <text:p text:style-name="P25"><text:span text:style-name="T3">[Doxygen] (</text:span><text:a xlink:type="simple" xlink:href="http://www.stack.nl/~dimitri/doxygen/index.html"><text:span text:style-name="T6">http://www.stack.nl/~dimitri/doxygen/index.html</text:span></text:a><text:span text:style-name="T3"> “Sitio oficial de Doxygen”) - </text:span><text:span text:style-name="Strong_20_Emphasis"><text:span text:style-name="T3">Opcional</text:span></text:span></text:p>
          </text:list-item>
        </text:list>
        <text:section text:style-name="Sect1" text:name="rocksdb">
          <text:h text:style-name="P59" text:outline-level="3" text:is-list-header="true">RocksDB</text:h>
          <text:p text:style-name="P12">Es necesario compilar e instalar esta libreria, para esto hay que:</text:p>
          <text:list xml:id="list5841442735991293213" text:style-name="L14">
            <text:list-item>
              <text:p text:style-name="P40">Bajarse el codigo fuente de su repositorio</text:p>
            </text:list-item>
            <text:list-item>
              <text:p text:style-name="P15">Compilar mediante los comandos:</text:p>
            </text:list-item>
          </text:list>
          <text:p text:style-name="P64"><text:span text:style-name="T9">$ PORTABLE</text:span><text:span text:style-name="T10">=</text:span><text:span text:style-name="T13">1</text:span> make static_lib</text:p>
          <text:p text:style-name="P63"><text:span text:style-name="T9">$ PORTABLE</text:span><text:span text:style-name="T10">=</text:span><text:span text:style-name="T13">1</text:span> make shared_lib</text:p>
          <text:list xml:id="list9019006217860893269" text:style-name="L15">
            <text:list-item>
              <text:p text:style-name="P16">Instalar la librerias en el sistema ejecutando:</text:p>
            </text:list-item>
          </text:list>
          <text:p text:style-name="P63"><text:span text:style-name="T9">$ </text:span>make install</text:p>
        </text:section>
        <text:section text:style-name="Sect1" text:name="cmake">
          <text:h text:style-name="P60" text:outline-level="3" text:is-list-header="true">CMake</text:h>
          <text:p text:style-name="P12">Es necesario para compilar la aplicación, se puede instalar ejecutando en la linea de comando:</text:p>
          <text:p text:style-name="P63"><text:span text:style-name="T9">$ </text:span>sudo apt-get install cmake</text:p>
        </text:section>
        <text:section text:style-name="Sect1" text:name="doxygen">
          <text:h text:style-name="P60" text:outline-level="3" text:is-list-header="true">Doxygen</text:h>
          <text:p text:style-name="P12">Es necesario para extraer la documentación del código fuente del servidor, para instalarlo se puede ejecutar el comando:</text:p>
          <text:p text:style-name="P63"><text:span text:style-name="T9">$ </text:span>sudo apt-get install doxygen</text:p>
        </text:section>
      </text:section>
      <text:section text:style-name="Sect1" text:name="instalacion-y-configuracion">
        <text:h text:style-name="P57" text:outline-level="2">Instalación y configuración</text:h>
        <text:p text:style-name="P12">Una vez que las dependencias esten cubiertas hay que seguir los siguientes pasos para compilar la aplicación:</text:p>
        <text:list xml:id="list8828208458283334438" text:style-name="L16">
          <text:list-item>
            <text:p text:style-name="P34"><text:soft-page-break/><text:span text:style-name="T3">Dentro del directorio de la aplicación servidor existe una carpeta vacia llamada </text:span><text:span text:style-name="Strong_20_Emphasis"><text:span text:style-name="T3">bin</text:span></text:span><text:span text:style-name="T3">, entrar en la misma.</text:span></text:p>
          </text:list-item>
          <text:list-item>
            <text:p text:style-name="P26"><text:span text:style-name="T3">Ejecutar </text:span><text:span text:style-name="Strong_20_Emphasis"><text:span text:style-name="T3">CMake</text:span></text:span><text:span text:style-name="T3"> mediante el comando</text:span></text:p>
          </text:list-item>
        </text:list>
        <text:p text:style-name="P63"><text:span text:style-name="T9">$ </text:span>cmake ../src</text:p>
        <text:list xml:id="list6961781247220020333" text:style-name="L17">
          <text:list-item>
            <text:p text:style-name="P27"><text:span text:style-name="T3">Compilar la aplicación ejecutando el comando </text:span><text:span text:style-name="Citation"><text:span text:style-name="T3">make</text:span></text:span></text:p>
          </text:list-item>
        </text:list>
        <text:p text:style-name="P12">Listo! La aplicación del servidor deberia compilar sin errores.</text:p>
        <text:p text:style-name="P12">Para correr la aplicación ejecutar en la terminal:</text:p>
        <text:p text:style-name="P63"><text:span text:style-name="T9">$ </text:span>./serverMensajerO</text:p>
      </text:section>
      <text:section text:style-name="Sect1" text:name="forma-de-uso">
        <text:h text:style-name="P57" text:outline-level="2">Forma de uso</text:h>
        <text:p text:style-name="P23"><text:span text:style-name="T3">Para iniciar el servidor dentro de la aplicación debe presionar </text:span><text:span text:style-name="Strong_20_Emphasis"><text:span text:style-name="T3">Y</text:span></text:span><text:span text:style-name="T3"> y luego enter.</text:span></text:p>
        <text:p text:style-name="P23"><text:span text:style-name="T3">Para finalizar el servidor debe presionar </text:span><text:span text:style-name="Strong_20_Emphasis"><text:span text:style-name="T3">X</text:span></text:span><text:span text:style-name="T3"> y luego enter.</text:span></text:p>
        <text:p text:style-name="P45">Warning</text:p>
        <text:p text:style-name="P46"> </text:p>
        <text:p text:style-name="P48">Ambos comandos (X e Y) son en Mayuscula</text:p>
      </text:section>
      <text:section text:style-name="Sect1" text:name="testing">
        <text:h text:style-name="P57" text:outline-level="2">Testing</text:h>
        <text:p text:style-name="P12">La aplicación servidor posee una cantidad de tests que pueden ser corridos, existen dos formas de llevar esto a cabo:</text:p>
        <text:list xml:id="list6757092139331137014" text:style-name="L18">
          <text:list-item>
            <text:p text:style-name="P28"><text:span text:style-name="T3">Ejecutar desde dentro de la carpeta </text:span><text:span text:style-name="Strong_20_Emphasis"><text:span text:style-name="T3">bin</text:span></text:span><text:span text:style-name="T3"> el comando</text:span></text:p>
          </text:list-item>
        </text:list>
        <text:p text:style-name="P63"><text:span text:style-name="T9">$ </text:span>make <text:span text:style-name="T14">test</text:span></text:p>
        <text:p text:style-name="P12">O</text:p>
        <text:list xml:id="list4379153566001755973" text:style-name="L19">
          <text:list-item>
            <text:p text:style-name="P29"><text:span text:style-name="T3">Dentro de la carpeta </text:span><text:span text:style-name="Strong_20_Emphasis"><text:span text:style-name="T3">bin</text:span></text:span><text:span text:style-name="T3"> existe otra carpeta llamada </text:span><text:span text:style-name="Strong_20_Emphasis"><text:span text:style-name="T3">tests</text:span></text:span><text:span text:style-name="T3"> esta contiene, entre otras cosas, varios archivos ejecutables; Estos son los tests a correr.</text:span></text:p>
          </text:list-item>
        </text:list>
        <text:p text:style-name="P12">La diferencia entre las dos formas es que en la segunda se obtiene mas información sobre los tests que fallaron, pero ambas formas corren los mismos tests.</text:p>
      </text:section>
      <text:section text:style-name="Sect1" text:name="code-coverage">
        <text:h text:style-name="P57" text:outline-level="2"><text:soft-page-break/>Code coverage</text:h>
        <text:p text:style-name="P23"><text:span text:style-name="T3">Para obtener los datos de </text:span><text:span text:style-name="Strong_20_Emphasis"><text:span text:style-name="T3">code coverage</text:span></text:span><text:span text:style-name="T3"> se debe compilar la aplicación y luego ejecutar el comando</text:span></text:p>
        <text:p text:style-name="P63"><text:span text:style-name="T9">$ </text:span>make <text:span text:style-name="T14">test </text:span>coverage</text:p>
        <text:p text:style-name="P12">, esto hara un par de cosas:</text:p>
        <text:list xml:id="list6170575753352038365" text:style-name="L20">
          <text:list-item>
            <text:p text:style-name="P41">Correrá todos los tests de la aplicación.</text:p>
          </text:list-item>
          <text:list-item>
            <text:p text:style-name="P35"><text:span text:style-name="T3">Capturará toda la información de </text:span><text:span text:style-name="Strong_20_Emphasis"><text:span text:style-name="T3">code coverage</text:span></text:span><text:span text:style-name="T3"> de los tests sobre la aplicación.</text:span></text:p>
          </text:list-item>
          <text:list-item>
            <text:p text:style-name="P30"><text:span text:style-name="T3">Generará un reporte en formato </text:span><text:span text:style-name="Strong_20_Emphasis"><text:span text:style-name="T3">html</text:span></text:span><text:span text:style-name="T3"> dentro de la carpeta </text:span><text:span text:style-name="Strong_20_Emphasis"><text:span text:style-name="T3">CoverageReport</text:span></text:span><text:span text:style-name="T3">.</text:span></text:p>
          </text:list-item>
        </text:list>
        <text:p text:style-name="P23"><text:span text:style-name="T3">Se debe abrir el archivo </text:span><text:span text:style-name="Strong_20_Emphasis"><text:span text:style-name="T3">index.html</text:span></text:span><text:span text:style-name="T3"> para acceder al reporte.</text:span></text:p>
      </text:section>
      <text:section text:style-name="Sect1" text:name="mantenimiento">
        <text:h text:style-name="P57" text:outline-level="2">Mantenimiento</text:h>
        <text:section text:style-name="Sect1" text:name="documentacion">
          <text:h text:style-name="P59" text:outline-level="3">Documentación</text:h>
          <text:p text:style-name="P12">El código fuente del servidor esta documentado con Doxygen, por lo tanto es necesario correr el comando:</text:p>
          <text:p text:style-name="P63"><text:span text:style-name="T9">$ </text:span>doxygen</text:p>
        </text:section>
        <text:section text:style-name="Sect1" text:name="third-party-libs">
          <text:h text:style-name="P60" text:outline-level="3">Third-party libs</text:h>
          <text:p text:style-name="P12">El servidor utiliza un número de librerias externas, estas son:</text:p>
          <text:list xml:id="list2593540391625581906" text:style-name="L21">
            <text:list-item>
              <text:p text:style-name="P36"><text:span text:style-name="T3">[Mongoose] (</text:span><text:a xlink:type="simple" xlink:href="https://github.com/cesanta/mongoose"><text:span text:style-name="T6">https://github.com/cesanta/mongoose</text:span></text:a><text:span text:style-name="T3"> “Mongoose git repository”): Utilizado como web-server.</text:span></text:p>
            </text:list-item>
            <text:list-item>
              <text:p text:style-name="P36"><text:span text:style-name="T3">[JsonCpp] (</text:span><text:a xlink:type="simple" xlink:href="https://github.com/open-source-parsers/jsoncpp"><text:span text:style-name="T6">https://github.com/open-source-parsers/jsoncpp</text:span></text:a><text:span text:style-name="T3"> “JsonCpp git repository”): Utilizado para parsear los datos en formato JSON.</text:span></text:p>
            </text:list-item>
            <text:list-item>
              <text:p text:style-name="P36"><text:span text:style-name="T3">[HumbleLogging] (</text:span><text:a xlink:type="simple" xlink:href="http://humblelogging.insanefactory.com/"><text:span text:style-name="T6">http://humblelogging.insanefactory.com/</text:span></text:a><text:span text:style-name="T3"> “Página oficial de HumbleLogging”): Framework de loggeo.</text:span></text:p>
            </text:list-item>
            <text:list-item>
              <text:p text:style-name="P36"><text:span text:style-name="T3">[Catch] (</text:span><text:a xlink:type="simple" xlink:href="https://github.com/philsquared/Catch"><text:span text:style-name="T6">https://github.com/philsquared/Catch</text:span></text:a><text:span text:style-name="T3"> “Catch git repository”): Framework de testeo.</text:span></text:p>
            </text:list-item>
            <text:list-item>
              <text:p text:style-name="P31"><text:span text:style-name="T3">[Hippomocks] (</text:span><text:a xlink:type="simple" xlink:href="https://github.com/dascandy/hippomocks"><text:span text:style-name="T6">https://github.com/dascandy/hippomocks</text:span></text:a><text:span text:style-name="T3"> “Hippomocks git repository”): Framework de mockeo para los tests.</text:span></text:p>
            </text:list-item>
          </text:list>
        </text:section>
      </text:section>
      <text:section text:style-name="Sect1" text:name="known-issues">
        <text:p text:style-name="P7"><text:line-break/></text:p>
      </text:section>
      <text:p text:style-name="P3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text:number-lines="true" text:line-number="2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ensajerO<text:tab/>Taller de Programación II – Grupo 7<text:tab/>Página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56.372399197</meta:creation-date>
    <dc:date>2015-06-04T17:54:52.807368267</dc:date>
    <meta:editing-duration>PT29M36S</meta:editing-duration>
    <meta:editing-cycles>8</meta:editing-cycles>
    <meta:generator>LibreOffice/4.2.8.2$Linux_x86 LibreOffice_project/420m0$Build-2</meta:generator>
    <meta:document-statistic meta:table-count="0" meta:image-count="0" meta:object-count="0" meta:page-count="8" meta:paragraph-count="159" meta:word-count="1175" meta:character-count="7451" meta:non-whitespace-character-count="6504"/>
  </office:meta>
</office:document-meta>
</file>